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 table:number-rows-repeated="9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50])" office:value-type="float" office:value="147" calcext:value-type="float">
            <text:p>147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52]-[.B51]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7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1" table:default-cell-style-name="Default"/>
        <table:table-row table:style-name="ro1"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.00.0000</text:date>, <text:time style:data-style-name="N2" text:time-value="12:20:53.6492008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1T12:21:35.109035253</dc:date>
    <meta:editing-duration>PT23H21M26S</meta:editing-duration>
    <meta:editing-cycles>89</meta:editing-cycles>
    <meta:generator>LibreOffice/6.0.7.3$Linux_X86_64 LibreOffice_project/00m0$Build-3</meta:generator>
    <meta:document-statistic meta:table-count="3" meta:cell-count="119" meta:object-count="0"/>
  </office:meta>
</office:document-meta>
</file>